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6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An admonitory lecture [Hebrew]/</text:p>
      <text:p text:style-name="P2"/>
      <text:p text:style-name="P3">[Page 1]</text:p>
      <text:p text:style-name="P3">Brethren. <text:s/>It was just thirty years ago, in the/ month of June, that on my way to Italy, to/ visit my father and relatives, before I settled for life in this/ country, I stopped in England, where I had/ personal friends. <text:s/>In the course of conversation/ with one, I was asked about the manner of conduct-/-ing religious services in America. <text:s/>I gave an/ account of it, and said that here sermons are/ not delivered, as at that time in London among/ Portuguese Jews, on special occasions, but oftener,/ and not before the afternoon service as there, but/ at the closing of the morning prayers. <text:s/>The/ man to whom I told that, remarked that the plan/ was sensible. <text:s/>It would enable all to at-/-tend the worship, and leave the Synagogue, if/ they did not understand or enjoy a discourse./ <text:s/>His words made an impression on me, and I/ resolved to act accordingly. <text:s/>To be sure;/ it is not flattering to one's self-love to see a/ thinning off of the congregation, when the lecture/ is about to be delivered, but better witness that,/</text:p>
      <text:p text:style-name="P3"/>
      <text:p text:style-name="P3">[Page 2]</text:p>
      <text:p text:style-name="P3">than be a cause of dissatisfaction. <text:s/>So/ thinking I have repeatedly stated in public,/ and mentioned it also in private, that I shall/ not feel offends, however humiliated I may feel inwardly, if/ those who do not believe they can learn by listening/ will quietly retire before the sermon begins. <text:s/>And/ most assuredly I cannot deem it an affront, when/ those who are unfamiliar with the vernacular,/ will leave. <text:s/>With me the recommendation of/ the Sages not to fatigue the attendants at the/ sanctuary [Hebrew] has <text:soft-page-break/>great weight. <text:s/>So careful/ I am not to occasion the slightest inconvenience,/ that, when I happen to offer an English/ prayer, I do not require my audience, as usual/ everywhere else, to rise. <text:s/>What pains me/ is to see some in a posture indicating weariness,/ and a wish to divert the mind from the preaching./ <text:s/>That sight does more than hurt me, it distracts/ my thoughts; and for a moment, at lest, it/ scares me, lest I lose the thread of my discourse/ and blunder over it. <text:s/>I have now and/ then hinted at this, but now that I am/</text:p>
      <text:p text:style-name="P3"/>
      <text:p text:style-name="P3">[Page 3]</text:p>
      <text:p text:style-name="P3">about to suspend for a season my weekly/ speaking, I deem it fit to say so plainly,/ to give my hearers time to reflect and act/ <text:span text:style-name="T1">as</text:span><text:span text:style-name="T3"> hereafter as propriety suggests. <text:s/>I would/ rather address a few--and I am not too vain when/ I believe to have their attention--a few willing/ to receive my humble counsel or some inform-/-ation than many who consider it an infliction/ to be sermonized. <text:s/>Truly, were it not for/ the hope I cherish that those few may occasion-/-ally benefit, so great are the heartburnings I/ have endured, that I would never turn this sacred/ desk into a pulpit. <text:s/>For with many the/ topic is seldom fittingly chosen. <text:s/>If it is doctri-/-nal, it reflects on persons who are not </text:span><text:span text:style-name="T4">so particular</text:span><text:span text:style-name="T5">/ in Jewish observances; if it is literary, it rises/ above general comprehension and it becomes waste/ of tim e. <text:s/>Then references to defections are inappro-/-priate. <text:s/>They injure the interests of the Congre-/-gation. <text:s/>Allusions to current events, give room/ to invidious comparisons. <text:s/>Oh! happy/</text:span></text:p>
      <text:p text:style-name="P3"><text:span text:style-name="T5"/></text:p>
      <text:p text:style-name="P3"><text:span text:style-name="T5">[Page 4]</text:span></text:p>
      <text:p text:style-name="P3"><text:span text:style-name="T5">they of old who earned their livelihood/ by handicraft. <text:s/>Their teaching was sought after/ and was gained gratuitously. <text:s/>They were Rabbis/ in the true sense of the word. <text:s/></text:span><text:span text:style-name="T4">Masters</text:span><text:span text:style-name="T5"> were/ they and not salaried servants, subject to the/ crotchets of those who profess means. <text:s/>To be/ like them is the height of my ambition, to be/ needed for the promotion of my people's spi-/-ritual welfare and never to pecuniarily require/ them. <text:s/>But the expectation is a delusion./ <text:s/>Still there are some who command influence, even/ if they are highly remunerated for their mental ex-/-ertions, some whose words are heeded, and obedience/ to them is not forced but voluntary. <text:s/>As to/ myself I was given cause of late to perceiving/ the decline of my powers for good congregationally. <text:s/>I might cite/ several instances, but to spare my neighbor's/ feelings, I shall mention only one more imme-/-diately concerning me, and will say that after/ three full weeks of ineffectual trial to hold service/ during </text:span><text:span text:style-name="T4">Omer</text:span><text:span text:style-name="T5"> time, I was compelled to forego/ it. <text:s/>Not once could I draw together the/ </text:span></text:p>
      <text:p text:style-name="P3"><text:span text:style-name="T5"/></text:p>
      <text:p text:style-name="P3"><text:span text:style-name="T5">[Page 5]</text:span></text:p>
      <text:p text:style-name="P3"><text:span text:style-name="T5">requisite </text:span><text:span text:style-name="T4">Minian</text:span><text:span text:style-name="T5">. <text:s/>Other years I may have/ been short occasionally, but this year, except when/ a congregant kept the anniversary of the death of/ a relative, and brought the full number along,/ the historical services between Passover and Pentecost/ had to be relinquished. <text:s/>But our retrogression/ was not noticeable only at that period, it is to/ me painfully perceptible at other times. <text:s/>Saturday/ evening, which in winter brought more than legally re-/-quired, but always enough at other seasons to hold/ congregational prayers, now finds the synagogue/ deserted. <text:s/>Perhaps one or two may visit it be-/-sides the sexton and myself, but the anticipation/ of raising the full number would be groundless./ <text:s/>I even fear that as the season advances, and some/ who attend Friday evening will leave the city, we/ shall look in vain for the ten who will assem-/-ble here to greet the coming of the Sabbath./ <text:s/>It was once my pride that this congregation/ did not unfasten the gates of its Synagogue/ only on the Sabbath morning, when some would/ drop in at convenient hours, but that it kept/</text:span></text:p>
      <text:p text:style-name="P3"><text:span text:style-name="T5"/></text:p>
      <text:p text:style-name="P3"><text:span text:style-name="T5">[Page 6]</text:span></text:p>
      <text:p text:style-name="P3"><text:span text:style-name="T5">them open frequently, with greater frequency/ than larger bodies of Jews in our city, but now/ the seeds of decay have </text:span><text:span text:style-name="T2">set in</text:span><text:span text:style-name="T5"> taken root among us also./ <text:s/>Many have we lost who habitually attended; some/ have been called to their lasting home, some have/ removed to other cities, or to distant localities, and/ </text:span><text:soft-page-break/><text:span text:style-name="T5">the young are raised in ignorance of our practices./ <text:s/>They take no pleasure, very naturally, for what/ they have received no training in. <text:s/>This is a/ source of unspeakable grief to me. <text:s/>For I hear/ complaints that the Sabbath morning service is/ unimposing. <text:s/>Could we secure bu ta score/ or even loss of our boys who might understandingly/ chant the ritual, and lead in the responses, the/ worship would clearly gain in impressiveness./ <text:s/>But when I alone bear the burden of control-/-ling some inharmonious voices, and use efforts,/ which I do not regret but which are too often/ of no avail to prevent discordance, none should/ wonder that our beautiful hymns and psalms/ fail to create the devotional feelings which they/</text:span></text:p>
      <text:p text:style-name="P3"><text:span text:style-name="T5"/></text:p>
      <text:p text:style-name="P3"><text:span text:style-name="T5">[Page 7]</text:span></text:p>
      <text:p text:style-name="P3"><text:span text:style-name="T5">ought to arouse. <text:s/>I acknowledge/ that another hindrance to solemnity is the/ demeanour of some whom I cannot impress/ with the idea of reverence for the house of God, but/ who act there with a freedom scarcely al-/-lowable in one's own parlor, conversing noisily/ and entering and quitting the place of worship/ indecorously. <text:s/>But it would be a stretch of authority,/ on my part, to approach such individuals with/ a reprimand. <text:s/>Innumerable are the occasions/ on which I called attention to the imperative ne-/-cessity of correcting an evil which is damaging us/ materially as well as spiritually. <text:s/>I lament/ again my lack of influence which has prevented/ success. <text:s/>But let me close a chapter of/ criminations and </text:span><text:span text:style-name="T2">[?]</text:span><text:span text:style-name="T5"> self humiliating confessions. <text:s/>It is long/ and I started with the intention of reading it fully,/ but I grow weary over it. <text:s/>Let those who/ are at fault try to remedy what they can, and/ that which is beyond mending, will have to/ be borne without refining. <text:s/>We are/ wedded together for life, and I judge we shall/</text:span></text:p>
      <text:p text:style-name="P3"><text:span text:style-name="T5"/></text:p>
      <text:p text:style-name="P3"><text:span text:style-name="T5">[Page 8]</text:span></text:p>
      <text:p text:style-name="P3"><text:span text:style-name="T5">remain so. <text:s/>It would not redound to the/ honor of the household, to let stranger know of/ domestic disagreements, differences of taste, or vexations,/ and after all since we are bound in one, existence is/ too short to spend days in charges and accusations./ <text:s/>I would wish, of course, a respectful appreciation/ of services rendered not for the sake of filthy lucre-/-which to my sorrow I cannot dispense with--</text:span><text:span text:style-name="T2">but</text:span><text:span text:style-name="T5">/ but proceeding from higher motives, from deep set principles./ <text:s/>You perhaps would desire an officer more pliant,/ more on a level with the men of the age, shaping/ things after the approved models of the time./ <text:s/>We must therefore exercise mutual forbearance./ <text:s/>In the book of books has been written that they who/ can check their dispositions to live influence, are mightier/ than heros[sic!], and the Talmud, which is our guide ritual-/-ly ends thus: God looked but found no vessel capable/ of holding </text:span><text:span text:style-name="T2">bette</text:span><text:span text:style-name="T5"> happiness better than that which is/ called "Peace;" therefore David after having extolled/ the goodness of the Lord, says: "the Lord will give His/ people strength, the Lord will bless His people with peace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4:24:48.82</meta:creation-date>
    <meta:document-statistic meta:table-count="0" meta:image-count="0" meta:object-count="0" meta:page-count="4" meta:paragraph-count="78" meta:word-count="1612" meta:character-count="9776"/>
    <dc:date>2013-02-13T14:52:09.12</dc:date>
    <meta:editing-duration>PT5M9S</meta:editing-duration>
    <meta:editing-cycles>1</meta:editing-cycles>
    <meta:generator>OpenOffice.org/3.4.1$Win32 OpenOffice.org_project/341m1$Build-9593</meta:generator>
  </office:meta>
</office:document-meta>
</file>